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" manifest:full-path="Pictures/"/>
  <manifest:file-entry manifest:media-type="image/jpeg" manifest:full-path="Pictures/100000000000006000000060870AE37C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pres2_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pres2_dp2" style:family="drawing-page">
      <style:drawing-page-properties presentation:display-header="true" presentation:display-footer="true" presentation:display-page-number="false" presentation:display-date-time="true"/>
    </style:style>
    <style:style style:name="pres2_gr1" style:family="graphic">
      <style:graphic-properties style:protect="size"/>
    </style:style>
    <style:style style:name="pres2_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es2_pr1" style:family="presentation" style:parent-style-name="Standard-title">
      <style:graphic-properties fo:min-height="3.256cm"/>
    </style:style>
    <style:style style:name="pres2_pr2" style:family="presentation" style:parent-style-name="Standard-subtitle">
      <style:graphic-properties draw:fill-color="#ffffff" fo:min-height="13.609cm"/>
    </style:style>
    <style:style style:name="pres2_pr3" style:family="presentation" style:parent-style-name="Standard-notes">
      <style:graphic-properties draw:fill-color="#ffffff" draw:auto-grow-height="true" fo:min-height="12.573cm"/>
    </style:style>
    <style:style style:name="pres2_pr4" style:family="presentation" style:parent-style-name="Standard-title">
      <style:graphic-properties draw:auto-grow-height="true" fo:min-height="3.507cm"/>
    </style:style>
    <style:style style:name="pres2_pr5" style:family="presentation" style:parent-style-name="Standard-outline1">
      <style:graphic-properties fo:min-height="13.609cm"/>
    </style:style>
    <style:style style:name="pres2_pr6" style:family="presentation" style:parent-style-name="Standard-notes">
      <style:graphic-properties draw:fill-color="#ffffff" fo:min-height="12.322cm"/>
    </style:style>
    <style:style style:name="pres2_pr7" style:family="presentation" style:parent-style-name="Standard-outline1">
      <style:graphic-properties fo:min-height="13.61cm"/>
    </style:style>
    <style:style style:name="pres2_P1" style:family="paragraph">
      <style:paragraph-properties fo:text-align="center"/>
    </style:style>
    <style:style style:name="pres2_T1" style:family="text">
      <style:text-properties fo:color="#94006b"/>
    </style:style>
    <text:list-style style:name="pres2_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pres2_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pres4_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pres4_dp2" style:family="drawing-page">
      <style:drawing-page-properties presentation:display-header="true" presentation:display-footer="true" presentation:display-page-number="false" presentation:display-date-time="true"/>
    </style:style>
    <style:style style:name="pres4_gr1" style:family="graphic">
      <style:graphic-properties style:protect="size"/>
    </style:style>
    <style:style style:name="pres4_pr1" style:family="presentation" style:parent-style-name="Standard-title">
      <style:graphic-properties fo:min-height="3.256cm"/>
    </style:style>
    <style:style style:name="pres4_pr2" style:family="presentation" style:parent-style-name="Standard-subtitle">
      <style:graphic-properties draw:fill-color="#ffffff" fo:min-height="13.609cm"/>
    </style:style>
    <style:style style:name="pres4_pr3" style:family="presentation" style:parent-style-name="Standard-notes">
      <style:graphic-properties draw:fill-color="#ffffff" draw:auto-grow-height="true" fo:min-height="12.573cm"/>
    </style:style>
    <style:style style:name="pres4_pr4" style:family="presentation" style:parent-style-name="Standard-title">
      <style:graphic-properties draw:auto-grow-height="true" fo:min-height="3.507cm"/>
    </style:style>
    <style:style style:name="pres4_pr5" style:family="presentation" style:parent-style-name="Standard-outline1">
      <style:graphic-properties fo:min-height="13.609cm"/>
    </style:style>
    <style:style style:name="pres4_pr6" style:family="presentation" style:parent-style-name="Standard-notes">
      <style:graphic-properties draw:fill-color="#ffffff" fo:min-height="12.322cm"/>
    </style:style>
    <text:list-style style:name="pres4_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pres4_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pres4_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pres6_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pres6_dp2" style:family="drawing-page">
      <style:drawing-page-properties presentation:display-header="true" presentation:display-footer="true" presentation:display-page-number="false" presentation:display-date-time="true"/>
    </style:style>
    <style:style style:name="pres6_gr1" style:family="graphic">
      <style:graphic-properties style:protect="size"/>
    </style:style>
    <style:style style:name="pres6_gr2" style:family="graphic" style:parent-style-name="standard">
      <style:graphic-properties svg:stroke-width="0.4cm" svg:stroke-color="#33cc66" draw:marker-start-width="0.8cm" draw:marker-end-width="0.8cm" draw:fill="solid" draw:fill-color="#ffff00" draw:textarea-horizontal-align="justify" draw:textarea-vertical-align="middle" draw:auto-grow-height="false" fo:padding-top="0.325cm" fo:padding-bottom="0.325cm" fo:padding-left="0.45cm" fo:padding-right="0.45cm"/>
    </style:style>
    <style:style style:name="pres6_gr3" style:family="graphic" style:parent-style-name="objectwithoutfill">
      <style:graphic-properties svg:stroke-width="0.3cm" svg:stroke-color="#33cc66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pres6_gr4" style:family="graphic" style:parent-style-name="standard">
      <style:graphic-properties svg:stroke-width="0.4cm" svg:stroke-color="#33cc66" draw:marker-start-width="0.8cm" draw:marker-end-width="0.8cm" draw:fill="solid" draw:fill-color="#ffff00" draw:textarea-horizontal-align="justify" draw:textarea-vertical-align="middle" draw:auto-grow-height="false" fo:padding-top="0.325cm" fo:padding-bottom="0.325cm" fo:padding-left="0.45cm" fo:padding-right="0.45cm"/>
    </style:style>
    <style:style style:name="pres6_pr1" style:family="presentation" style:parent-style-name="Standard-title">
      <style:graphic-properties fo:min-height="3.256cm"/>
    </style:style>
    <style:style style:name="pres6_pr2" style:family="presentation" style:parent-style-name="Standard-subtitle">
      <style:graphic-properties draw:fill-color="#ffffff" fo:min-height="13.609cm"/>
    </style:style>
    <style:style style:name="pres6_pr3" style:family="presentation" style:parent-style-name="Standard-notes">
      <style:graphic-properties draw:fill-color="#ffffff" draw:auto-grow-height="true" fo:min-height="12.573cm"/>
    </style:style>
    <style:style style:name="pres6_pr4" style:family="presentation" style:parent-style-name="Standard-title">
      <style:graphic-properties draw:auto-grow-height="true" fo:min-height="3.507cm"/>
    </style:style>
    <style:style style:name="pres6_pr5" style:family="presentation" style:parent-style-name="Standard-notes">
      <style:graphic-properties draw:fill-color="#ffffff" fo:min-height="12.322cm"/>
    </style:style>
    <style:style style:name="pres6_P1" style:family="paragraph">
      <style:paragraph-properties fo:text-align="center"/>
    </style:style>
    <text:list-style style:name="pres6_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pres2_dp1" draw:master-page-name="Standard" presentation:presentation-page-layout-name="AL1T0">
        <draw:frame presentation:style-name="pres2_pr1" draw:layer="layout" svg:width="25.199cm" svg:height="3.256cm" svg:x="1.4cm" svg:y="0.962cm" presentation:class="title">
          <draw:text-box>
            <text:p>Présentation 1</text:p>
          </draw:text-box>
        </draw:frame>
        <draw:frame presentation:style-name="pres2_pr2" draw:layer="layout" svg:width="25.199cm" svg:height="13.609cm" svg:x="1.4cm" svg:y="5.039cm" presentation:class="subtitle">
          <draw:text-box>
            <text:p>Titre de la pres 1</text:p>
          </draw:text-box>
        </draw:frame>
        <presentation:notes draw:style-name="pres2_dp2">
          <draw:page-thumbnail draw:style-name="pres2_gr1" draw:layer="layout" svg:width="13.968cm" svg:height="10.476cm" svg:x="3.81cm" svg:y="2.123cm" draw:page-number="1" presentation:class="page"/>
          <draw:frame presentation:style-name="pres2_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pres2_dp1" draw:master-page-name="Standard" presentation:presentation-page-layout-name="AL2T1">
        <draw:frame presentation:style-name="pres2_pr4" draw:layer="layout" svg:width="25.199cm" svg:height="3.507cm" svg:x="1.4cm" svg:y="0.837cm" presentation:class="title" presentation:user-transformed="true">
          <draw:text-box>
            <text:p>Slide 1.1</text:p>
          </draw:text-box>
        </draw:frame>
        <draw:frame presentation:style-name="pres2_pr5" draw:layer="layout" svg:width="25.199cm" svg:height="13.859cm" svg:x="1.4cm" svg:y="4.914cm" presentation:class="outline">
          <draw:text-box>
            <text:list text:style-name="pres2_L2">
              <text:list-item>
                <text:p>En premier</text:p>
              </text:list-item>
              <text:list-item>
                <text:p>En second </text:p>
              </text:list-item>
              <text:list-item>
                <text:p>En troisième</text:p>
              </text:list-item>
              <text:list-item>
                <text:p><text:span text:style-name="pres2_T1">En couleur</text:span></text:p>
              </text:list-item>
            </text:list>
          </draw:text-box>
        </draw:frame>
        <presentation:notes draw:style-name="pres2_dp2">
          <draw:page-thumbnail draw:style-name="pres2_gr1" draw:layer="layout" svg:width="13.968cm" svg:height="10.476cm" svg:x="3.81cm" svg:y="2.123cm" draw:page-number="2" presentation:class="page"/>
          <draw:frame presentation:style-name="pres2_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pres2_dp1" draw:master-page-name="Standard" presentation:presentation-page-layout-name="AL3T9">
        <draw:frame presentation:style-name="pres2_pr4" draw:layer="layout" svg:width="25.199cm" svg:height="3.507cm" svg:x="1.4cm" svg:y="0.837cm" presentation:class="title">
          <draw:text-box>
            <text:p>Slide 1.2</text:p>
          </draw:text-box>
        </draw:frame>
        <draw:frame presentation:style-name="pres2_pr7" draw:layer="layout" svg:width="12.296cm" svg:height="13.86cm" svg:x="14.311cm" svg:y="4.914cm" presentation:class="outline">
          <draw:text-box>
            <text:list text:style-name="pres2_L2">
              <text:list-item>
                <text:p>Slide avec image</text:p>
              </text:list-item>
            </text:list>
          </draw:text-box>
        </draw:frame>
        <draw:frame draw:style-name="pres2_gr2" draw:text-style-name="P1" draw:layer="layout" svg:width="12.296cm" svg:height="12.296cm" svg:x="1.4cm" svg:y="5.696cm" presentation:class="graphic">
          <draw:image xlink:href="Pictures/100000000000006000000060870AE37C.jpg" xlink:type="simple" xlink:show="embed" xlink:actuate="onLoad">
            <text:p/>
          </draw:image>
        </draw:frame>
        <presentation:notes draw:style-name="pres2_dp2">
          <draw:page-thumbnail draw:style-name="pres2_gr1" draw:layer="layout" svg:width="13.968cm" svg:height="10.476cm" svg:x="3.81cm" svg:y="2.123cm" draw:page-number="3" presentation:class="page"/>
          <draw:frame presentation:style-name="pres2_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  <draw:page draw:name="page1" draw:style-name="pres4_dp1" draw:master-page-name="Standard" presentation:presentation-page-layout-name="AL1T0">
        <draw:frame presentation:style-name="pres4_pr1" draw:layer="layout" svg:width="25.199cm" svg:height="3.256cm" svg:x="1.4cm" svg:y="0.962cm" presentation:class="title">
          <draw:text-box>
            <text:p>Présentation 2</text:p>
          </draw:text-box>
        </draw:frame>
        <draw:frame presentation:style-name="pres4_pr2" draw:layer="layout" svg:width="25.199cm" svg:height="13.609cm" svg:x="1.4cm" svg:y="5.039cm" presentation:class="subtitle">
          <draw:text-box>
            <text:p>Titre de la pres 2</text:p>
          </draw:text-box>
        </draw:frame>
        <presentation:notes draw:style-name="pres4_dp2">
          <draw:page-thumbnail draw:style-name="pres4_gr1" draw:layer="layout" svg:width="13.968cm" svg:height="10.476cm" svg:x="3.81cm" svg:y="2.123cm" draw:page-number="1" presentation:class="page"/>
          <draw:frame presentation:style-name="pres4_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pres4_dp1" draw:master-page-name="Standard" presentation:presentation-page-layout-name="AL2T1">
        <draw:frame presentation:style-name="pres4_pr4" draw:layer="layout" svg:width="25.199cm" svg:height="3.507cm" svg:x="1.4cm" svg:y="0.837cm" presentation:class="title" presentation:user-transformed="true">
          <draw:text-box>
            <text:p>Slide 2.1</text:p>
          </draw:text-box>
        </draw:frame>
        <draw:frame presentation:style-name="pres4_pr5" draw:layer="layout" svg:width="25.199cm" svg:height="13.859cm" svg:x="1.4cm" svg:y="4.914cm" presentation:class="outline">
          <draw:text-box>
            <text:list text:style-name="pres4_L3">
              <text:list-item>
                <text:p>D'abord</text:p>
              </text:list-item>
              <text:list-item>
                <text:p>Ensuite</text:p>
              </text:list-item>
              <text:list-item>
                <text:p>Enfin</text:p>
              </text:list-item>
            </text:list>
          </draw:text-box>
        </draw:frame>
        <presentation:notes draw:style-name="pres4_dp2">
          <draw:page-thumbnail draw:style-name="pres4_gr1" draw:layer="layout" svg:width="13.968cm" svg:height="10.476cm" svg:x="3.81cm" svg:y="2.123cm" draw:page-number="2" presentation:class="page"/>
          <draw:frame presentation:style-name="pres4_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  <draw:page draw:name="page1" draw:style-name="pres6_dp1" draw:master-page-name="Standard" presentation:presentation-page-layout-name="AL1T0">
        <draw:frame presentation:style-name="pres6_pr1" draw:layer="layout" svg:width="25.199cm" svg:height="3.256cm" svg:x="1.4cm" svg:y="0.962cm" presentation:class="title">
          <draw:text-box>
            <text:p>Exemple d'effet d'animation</text:p>
          </draw:text-box>
        </draw:frame>
        <draw:frame presentation:style-name="pres6_pr2" draw:layer="layout" svg:width="25.199cm" svg:height="13.609cm" svg:x="1.4cm" svg:y="5.039cm" presentation:class="subtitle">
          <draw:text-box>
            <text:p>La diapositive suivante contient des objets apparaissant séquentiellement</text:p>
          </draw:text-box>
        </draw:frame>
        <presentation:notes draw:style-name="pres6_dp2">
          <draw:page-thumbnail draw:style-name="pres6_gr1" draw:layer="layout" svg:width="13.968cm" svg:height="10.476cm" svg:x="3.81cm" svg:y="2.123cm" draw:page-number="1" presentation:class="page"/>
          <draw:frame presentation:style-name="pres6_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pres6_dp1" draw:master-page-name="Standard" presentation:presentation-page-layout-name="AL2T1">
        <office:forms form:automatic-focus="false" form:apply-design-mode="false"/>
        <draw:frame presentation:style-name="pres6_pr4" draw:layer="layout" svg:width="25.199cm" svg:height="3.507cm" svg:x="1.4cm" svg:y="0.837cm" presentation:class="title" presentation:user-transformed="true">
          <draw:text-box>
            <text:p>Transition</text:p>
          </draw:text-box>
        </draw:frame>
        <draw:custom-shape draw:style-name="pres6_gr2" draw:text-style-name="P1" draw:id="id1" draw:layer="layout" svg:width="14cm" svg:height="13.5cm" svg:x="7cm" svg:y="5cm">
          <text:p text:style-name="pres6_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pres6_gr3" draw:text-style-name="P1" draw:id="id4" draw:layer="layout" svg:width="3.199cm" svg:height="2.399cm" draw:transform="rotate (-0.643502895210188) translate (13.4400068598399cm 13.0799979992267cm)" svg:viewBox="0 0 3200 2400" svg:d="m0 7200c2500 0 3200-2400 3200-2400">
          <text:p/>
        </draw:path>
        <draw:custom-shape draw:style-name="pres6_gr4" draw:text-style-name="P1" draw:id="id2" draw:layer="layout" svg:width="3cm" svg:height="2.5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6_gr4" draw:text-style-name="P1" draw:id="id3" draw:layer="layout" svg:width="3cm" svg:height="2.5cm" svg:x="1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pres6_dp2">
          <draw:page-thumbnail draw:style-name="pres6_gr1" draw:layer="layout" svg:width="13.968cm" svg:height="10.476cm" svg:x="3.81cm" svg:y="2.123cm" draw:page-number="2" presentation:class="page"/>
          <draw:frame presentation:style-name="pres6_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c23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éphane Bonhomme</meta:initial-creator>
    <meta:creation-date>2011-03-09T21:45:33</meta:creation-date>
    <meta:editing-duration>PT00H01M36S</meta:editing-duration>
    <meta:editing-cycles>2</meta:editing-cycles>
    <dc:date>2011-03-09T21:52:17</dc:date>
    <dc:creator>Stéphane Bonhomme</dc:creator>
    <meta:generator>OpenOffice.org/3.2$Linux OpenOffice.org_project/320m12$Build-9483</meta:generator>
    <meta:document-statistic meta:object-count="29"/>
  </office:meta>
</office:document-meta>
</file>